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4B0627F2.pn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6.663cm"/>
    </style:style>
    <style:style style:name="pr2" style:family="presentation" style:parent-style-name="Title-subtitle">
      <style:graphic-properties draw:fill-color="#ffffff" draw:auto-grow-height="true" fo:min-height="9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WU_5f_Presentation-title">
      <style:graphic-properties draw:fill-color="#ffffff" draw:auto-grow-height="true" fo:min-height="2.163cm"/>
    </style:style>
    <style:style style:name="pr5" style:family="presentation" style:parent-style-name="TWU_5f_Presentation-outline1">
      <style:graphic-properties draw:auto-grow-height="true" fo:min-height="13.86cm"/>
    </style:style>
    <style:style style:name="pr6" style:family="presentation" style:parent-style-name="TWU_5f_Presentation-notes">
      <style:graphic-properties draw:fill-color="#ffffff" draw:auto-grow-height="true" fo:min-height="12.572cm"/>
    </style:style>
    <style:style style:name="pr7" style:family="presentation" style:parent-style-name="TWU_5f_Presentation-title">
      <style:graphic-properties fo:min-height="2.927cm"/>
    </style:style>
    <style:style style:name="pr8" style:family="presentation" style:parent-style-name="TWU_5f_Presentation-title">
      <style:graphic-properties draw:auto-grow-height="true" fo:min-height="2.163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  <style:text-properties fo:font-size="16pt"/>
    </style:style>
    <style:style style:name="P4" style:family="paragraph"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color="#23ff23"/>
    </style:style>
    <style:style style:name="T4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47b8b8" fo:font-size="9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ffff00" fo:font-size="6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review</presentation:footer-decl>
      <presentation:footer-decl presentation:name="ftr2">CMPTxxxx</presentation:footer-decl>
      <presentation:date-time-decl presentation:name="dtd1" presentation:source="fixed">7 Apr 2011</presentation:date-time-decl>
      <presentation:date-time-decl presentation:name="dtd2" presentation:source="current-date" style:data-style-name="D3"/>
      <draw:page draw:name="Presentation Title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6.663cm" svg:x="1.4cm" svg:y="0.837cm" presentation:class="title" presentation:user-transformed="true">
          <draw:text-box>
            <text:p>Semester Review</text:p>
          </draw:text-box>
        </draw:frame>
        <draw:frame presentation:style-name="pr2" draw:text-style-name="P1" draw:layer="layout" svg:width="18.5cm" svg:height="9cm" svg:x="2.5cm" svg:y="9.5cm" presentation:class="subtitle">
          <draw:text-box>
            <text:p text:style-name="P1">7 April 2011</text:p>
            <text:p text:style-name="P1">CMPT166</text:p>
            <text:p text:style-name="P1">Sean Ho</text:p>
            <text:p text:style-name="P1">Trinity Western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 presentation:user-transformed="true">
          <draw:text-box>
            <text:p text:style-name="P2">CMPT166 on one slide</text:p>
          </draw:text-box>
        </draw:frame>
        <draw:frame presentation:style-name="pr5" draw:layer="layout" svg:width="26.5cm" svg:height="15.431cm" svg:x="1cm" svg:y="3.5cm" presentation:class="outline" presentation:user-transformed="true">
          <draw:text-box>
            <text:list text:style-name="L2">
              <text:list-item>
                <text:p><text:span text:style-name="T1">Java</text:span>: </text:p>
                <text:list>
                  <text:list-item>
                    <text:p><text:span text:style-name="T2">Basics: types, control flow,</text:span><text:span text:style-name="T1"> access</text:span> modifiers</text:p>
                    <text:list>
                      <text:list-item>
                        <text:p><text:span text:style-name="T1">Packages, arrays, exceptions</text:span></text:p>
                      </text:list-item>
                    </text:list>
                  </text:list-item>
                  <text:list-item>
                    <text:p><text:span text:style-name="T1">I/O</text:span>: <text:span text:style-name="T3">console</text:span> vs. <text:span text:style-name="T3">file</text:span>, <text:span text:style-name="T3">text</text:span> vs. <text:span text:style-name="T3">object, network</text:span></text:p>
                  </text:list-item>
                  <text:list-item>
                    <text:p><text:span text:style-name="T1">Swing</text:span> and multi-<text:span text:style-name="T1">threading</text:span></text:p>
                  </text:list-item>
                  <text:list-item>
                    <text:p><text:span text:style-name="T1">Android</text:span> (concepts)</text:p>
                  </text:list-item>
                </text:list>
              </text:list-item>
              <text:list-item>
                <text:p><text:span text:style-name="T1">OO Design</text:span>:</text:p>
                <text:list>
                  <text:list-item>
                    <text:p><text:span text:style-name="T1">Inheritance</text:span> and <text:span text:style-name="T3">polymorphism</text:span><text:span text:style-name="T4">;</text:span><text:span text:style-name="T3"> </text:span><text:span text:style-name="T1">interfaces</text:span></text:p>
                  </text:list-item>
                  <text:list-item>
                    <text:p><text:span text:style-name="T1">UML</text:span><text:span text:style-name="T4">:</text:span><text:span text:style-name="T1"> </text:span><text:span text:style-name="T4">CRC/</text:span><text:span text:style-name="T3">class</text:span><text:span text:style-name="T4">,</text:span><text:span text:style-name="T3"> use-case</text:span><text:span text:style-name="T4">,</text:span><text:span text:style-name="T3"> sequence</text:span></text:p>
                  </text:list-item>
                  <text:list-item>
                    <text:p>Design <text:span text:style-name="T1">patterns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Java basics (ch1-3, 6, 9-10)</text:p>
          </draw:text-box>
        </draw:frame>
        <draw:frame presentation:style-name="pr5" draw:layer="layout" svg:width="26.5cm" svg:height="14.874cm" svg:x="1cm" svg:y="3.5cm" presentation:class="outline" presentation:user-transformed="true">
          <draw:text-box>
            <text:list text:style-name="L2">
              <text:list-item>
                <text:p><text:span text:style-name="T1">Java</text:span> system: <text:span text:style-name="T1">JDK</text:span>/<text:span text:style-name="T1">JRE</text:span>, bytecode, VM</text:p>
                <text:list>
                  <text:list-item>
                    <text:p>8 <text:span text:style-name="T1">primitive</text:span> types, String, Math library</text:p>
                  </text:list-item>
                  <text:list-item>
                    <text:p><text:span text:style-name="T1">Style</text:span>: naming, Javadoc comments</text:p>
                  </text:list-item>
                </text:list>
              </text:list-item>
              <text:list-item>
                <text:p><text:span text:style-name="T3">if</text:span>/<text:span text:style-name="T3">else</text:span>, <text:span text:style-name="T3">switch</text:span>, <text:span text:style-name="T3">while</text:span>, <text:span text:style-name="T3">for(;;)</text:span>, <text:span text:style-name="T3">break</text:span>/<text:span text:style-name="T3">continue</text:span></text:p>
              </text:list-item>
              <text:list-item>
                <text:p><text:span text:style-name="T1">Packages, </text:span><text:span text:style-name="T3">public</text:span><text:span text:style-name="T1">/</text:span><text:span text:style-name="T3">private</text:span><text:span text:style-name="T1">/</text:span><text:span text:style-name="T3">protected</text:span></text:p>
              </text:list-item>
              <text:list-item>
                <text:p><text:span text:style-name="T1">Arrays</text:span>: declare → allocate → create items</text:p>
              </text:list-item>
              <text:list-item>
                <text:p><text:span text:style-name="T1">Exceptions</text:span>: <text:span text:style-name="T3">try</text:span>/<text:span text:style-name="T3">throw</text:span>/<text:span text:style-name="T3">catch</text:span></text:p>
                <text:list>
                  <text:list-item>
                    <text:p><text:span text:style-name="T1">Catch-or-declare </text:span><text:span text:style-name="T2">rule</text:span></text:p>
                  </text:list-item>
                  <text:list-item>
                    <text:p><text:span text:style-name="T1">Subclassing</text:span> Exception, adding auxiliary data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163cm" svg:x="1cm" svg:y="0.337cm" presentation:class="title">
          <draw:text-box>
            <text:p>I/O (ch10, 19)</text:p>
          </draw:text-box>
        </draw:frame>
        <draw:frame presentation:style-name="pr5" draw:layer="layout" svg:width="26.5cm" svg:height="15.414cm" svg:x="1cm" svg:y="3.5cm" presentation:class="outline" presentation:user-transformed="true">
          <draw:text-box>
            <text:list text:style-name="L2">
              <text:list-item>
                <text:p><text:span text:style-name="T1">Console</text:span>: <text:span text:style-name="T3">System</text:span>.<text:span text:style-name="T3">out</text:span>/<text:span text:style-name="T3">in</text:span>/<text:span text:style-name="T3">err</text:span></text:p>
              </text:list-item>
              <text:list-item>
                <text:p><text:span text:style-name="T1">File</text:span>: <text:span text:style-name="T3">File</text:span></text:p>
              </text:list-item>
              <text:list-item>
                <text:p><text:span text:style-name="T1">Network</text:span>: <text:span text:style-name="T3">Socket</text:span>.<text:span text:style-name="T3">getInputStream</text:span>()</text:p>
                <text:list>
                  <text:list-item>
                    <text:p>TCP vs. UDP, client-server, multithread server</text:p>
                  </text:list-item>
                </text:list>
              </text:list-item>
              <text:list-item>
                <text:p><text:span text:style-name="T1">Text in</text:span>: <text:span text:style-name="T3">Scanner</text:span>: next(), nextLine(), …</text:p>
              </text:list-item>
              <text:list-item>
                <text:p><text:span text:style-name="T1">Text out</text:span>: <text:span text:style-name="T3">PrintWriter</text:span>: print(), printf(), …</text:p>
              </text:list-item>
              <text:list-item>
                <text:p><text:span text:style-name="T1">Obj in</text:span>: (<text:span text:style-name="T3">File</text:span>/<text:span text:style-name="T3">Object</text:span>)<text:span text:style-name="T3">InputStream</text:span>, readObj</text:p>
              </text:list-item>
              <text:list-item>
                <text:p><text:span text:style-name="T1">Obj out</text:span>: (<text:span text:style-name="T3">File</text:span>/<text:span text:style-name="T3">Object</text:span>)<text:span text:style-name="T3">OutputStream</text:span>, writeObj</text:p>
                <text:list>
                  <text:list-item>
                    <text:p><text:span text:style-name="T3">Serializable</text:span> interface, <text:span text:style-name="T3">transient</text:span> keyword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Swing (ch17-18)</text:p>
          </draw:text-box>
        </draw:frame>
        <draw:frame presentation:style-name="pr5" draw:layer="layout" svg:width="26.5cm" svg:height="15.921cm" svg:x="1cm" svg:y="3.5cm" presentation:class="outline" presentation:user-transformed="true">
          <draw:text-box>
            <text:list text:style-name="L2">
              <text:list-item>
                <text:p><text:span text:style-name="T1">Event</text:span> programming model:</text:p>
                <text:list>
                  <text:list-item>
                    <text:p><text:span text:style-name="T3">main()</text:span> → JFrame subclass <text:span text:style-name="T1">constructor</text:span><text:line-break/>→ create/layout <text:span text:style-name="T1">widgets</text:span></text:p>
                  </text:list-item>
                  <text:list-item>
                    <text:p><text:span text:style-name="T1">Events</text:span> → event <text:span text:style-name="T1">listeners </text:span><text:span text:style-name="T4">(w/anon </text:span><text:span text:style-name="T1">inner</text:span><text:span text:style-name="T4"> classes)</text:span></text:p>
                  </text:list-item>
                </text:list>
              </text:list-item>
              <text:list-item>
                <text:p><text:span text:style-name="T1">Widgets</text:span>: <text:span text:style-name="T3">JPanel</text:span>, <text:span text:style-name="T3">JButton</text:span>, <text:span text:style-name="T3">JLabel</text:span>, <text:span text:style-name="T3">JTextBox</text:span>, …</text:p>
                <text:list>
                  <text:list-item>
                    <text:p><text:span text:style-name="T1">Action cmd</text:span>: .<text:span text:style-name="T3">setText</text:span>, .<text:span text:style-name="T3">getActionCommand</text:span>()</text:p>
                  </text:list-item>
                  <text:list-item>
                    <text:p><text:span text:style-name="T1">Menus</text:span>: <text:span text:style-name="T3">MenuBar</text:span>, <text:span text:style-name="T3">Menu</text:span>, <text:span text:style-name="T3">MenuItem</text:span></text:p>
                  </text:list-item>
                </text:list>
              </text:list-item>
              <text:list-item>
                <text:p><text:span text:style-name="T1">Layout</text:span> managers</text:p>
              </text:list-item>
              <text:list-item>
                <text:p><text:span text:style-name="T1">Drawing</text:span>: paint[Comp](), shape, colour, clip</text:p>
              </text:list-item>
              <text:list-item>
                <text:p><text:span text:style-name="T1">Thread</text:span> model: event-<text:span text:style-name="T4">dispatch</text:span>, <text:span text:style-name="T3">SwingWorker</text:span>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163cm" svg:x="1cm" svg:y="0.337cm" presentation:class="title">
          <draw:text-box>
            <text:p>Android</text:p>
          </draw:text-box>
        </draw:frame>
        <draw:frame presentation:style-name="pr5" draw:layer="layout" svg:width="26.5cm" svg:height="15.084cm" svg:x="1cm" svg:y="3.5cm" presentation:class="outline" presentation:user-transformed="true">
          <draw:text-box>
            <text:list text:style-name="L2">
              <text:list-item>
                <text:p><text:span text:style-name="T1">What is it</text:span>, <text:span text:style-name="T2">history</text:span>, <text:span text:style-name="T1">component</text:span> architecture</text:p>
                <text:list>
                  <text:list-item>
                    <text:p>compare vs. <text:span text:style-name="T1">iPhone</text:span> OS</text:p>
                  </text:list-item>
                </text:list>
              </text:list-item>
              <text:list-item>
                <text:p><text:span text:style-name="T3">Activity</text:span>, <text:span text:style-name="T3">Service</text:span>,<text:line-break/><text:span text:style-name="T3">BroadcastReceiver</text:span>, <text:span text:style-name="T3">ContentProvider</text:span></text:p>
              </text:list-item>
              <text:list-item>
                <text:p>Activity <text:span text:style-name="T1">lifecycle</text:span>: active, paused, stop, dead</text:p>
              </text:list-item>
              <text:list-item>
                <text:p><text:span text:style-name="T3">Views</text:span> (UI <text:span text:style-name="T1">widgets</text:span>)</text:p>
              </text:list-item>
              <text:list-item>
                <text:p><text:span text:style-name="T1">XML</text:span> configuration of views</text:p>
              </text:list-item>
              <text:list-item>
                <text:p><text:span text:style-name="T1">Resources</text:span>: layouts, strings, drawables</text:p>
              </text:list-item>
              <text:list-item>
                <text:p>Event <text:span text:style-name="T1">listeners</text:span> for buttons: <text:span text:style-name="T3">OnClickListener</text:span>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OO concepts (ch4-5, 7-8, 13)</text:p>
          </draw:text-box>
        </draw:frame>
        <draw:frame presentation:style-name="pr5" draw:layer="layout" svg:width="26.5cm" svg:height="15.251cm" svg:x="1cm" svg:y="3.5cm" presentation:class="outline" presentation:user-transformed="true">
          <draw:text-box>
            <text:list text:style-name="L2">
              <text:list-item>
                <text:p><text:span text:style-name="T1">Creating</text:span> classes: <text:span text:style-name="T1">attributes</text:span>/<text:span text:style-name="T1">methods</text:span></text:p>
                <text:list>
                  <text:list-item>
                    <text:p><text:span text:style-name="T3">private</text:span> → (package) → <text:span text:style-name="T3">protected</text:span> → <text:span text:style-name="T3">public</text:span></text:p>
                  </text:list-item>
                  <text:list-item>
                    <text:p><text:span text:style-name="T1">Constructors</text:span>, calling <text:span text:style-name="T3">self()</text:span>, copy constructor</text:p>
                  </text:list-item>
                  <text:list-item>
                    <text:p><text:span text:style-name="T3">static</text:span>: class methods/attribs; static import</text:p>
                  </text:list-item>
                </text:list>
              </text:list-item>
              <text:list-item>
                <text:p><text:span text:style-name="T1">Inheritance</text:span>: overriding, polymorphism</text:p>
                <text:list>
                  <text:list-item>
                    <text:p>OO <text:span text:style-name="T1">design</text:span>: UML class diagram, use-case diag</text:p>
                    <text:list>
                      <text:list-item>
                        <text:p>“<text:span text:style-name="T3">has a</text:span>” / “<text:span text:style-name="T3">is a</text:span>” / “<text:span text:style-name="T3">is a kind of</text:span>” / “<text:span text:style-name="T3">knows how to</text:span>”</text:p>
                      </text:list-item>
                      <text:list-item>
                        <text:p>Subclass, assoc/aggr/comp, multiplicity</text:p>
                      </text:list-item>
                    </text:list>
                  </text:list-item>
                  <text:list-item>
                    <text:p><text:span text:style-name="T1">Abstract</text:span>, (mthd, cls) <text:span text:style-name="T3">final</text:span> (attrib, mthd, cls)</text:p>
                  </text:list-item>
                  <text:list-item>
                    <text:p><text:span text:style-name="T1">Interfaces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163cm" svg:x="1cm" svg:y="0.337cm" presentation:class="title">
          <draw:text-box>
            <text:p>UML</text:p>
          </draw:text-box>
        </draw:frame>
        <draw:frame presentation:style-name="pr5" draw:layer="layout" svg:width="26.5cm" svg:height="14.604cm" svg:x="1cm" svg:y="3.5cm" presentation:class="outline">
          <draw:text-box>
            <text:list text:style-name="L2">
              <text:list-item>
                <text:p><text:span text:style-name="T1">Use-case </text:span>diagram: requirements</text:p>
                <text:list>
                  <text:list-item>
                    <text:p>Specifying the <text:span text:style-name="T1">bounds</text:span> of the system</text:p>
                  </text:list-item>
                  <text:list-item>
                    <text:p><text:span text:style-name="T1">Actors</text:span>, use cases</text:p>
                  </text:list-item>
                  <text:list-item>
                    <text:p>Basic <text:span text:style-name="T1">flow</text:span>, alternate flows</text:p>
                  </text:list-item>
                </text:list>
              </text:list-item>
              <text:list-item>
                <text:p><text:span text:style-name="T1">Component</text:span> diagram: <text:span text:style-name="T1">Class</text:span>-<text:span text:style-name="T1">Resp</text:span>.-<text:span text:style-name="T1">Collab</text:span>.</text:p>
              </text:list-item>
              <text:list-item>
                <text:p><text:span text:style-name="T1">Sequence</text:span> diagram: <text:span text:style-name="T1">messages</text:span>, flows</text:p>
              </text:list-item>
              <text:list-item>
                <text:p><text:span text:style-name="T1">Class</text:span> diagram:</text:p>
                <text:list>
                  <text:list-item>
                    <text:p><text:span text:style-name="T1">Inherit</text:span>., <text:span text:style-name="T1">assoc</text:span>., <text:span text:style-name="T1">aggregation</text:span>, <text:span text:style-name="T1">composition</text:span></text:p>
                  </text:list-item>
                  <text:list-item>
                    <text:p>Direction of <text:span text:style-name="T1">dependency</text:span>; <text:span text:style-name="T1">multiplicity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163cm" svg:x="1cm" svg:y="0.337cm" presentation:class="title">
          <draw:text-box>
            <text:p>Design patterns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<text:span text:style-name="T1">Creational</text:span>:</text:p>
                <text:list>
                  <text:list-item>
                    <text:p>Factory Method, Abstract Factory,<text:line-break/>Builder, Prototype, Singleton</text:p>
                  </text:list-item>
                </text:list>
              </text:list-item>
              <text:list-item>
                <text:p><text:span text:style-name="T1">Structural</text:span>:</text:p>
                <text:list>
                  <text:list-item>
                    <text:p>Adapter, Bridge, Composite, Decorator, Facade, Flyweight, Proxy</text:p>
                  </text:list-item>
                </text:list>
              </text:list-item>
              <text:list-item>
                <text:p><text:span text:style-name="T1">Behavioural</text:span>:</text:p>
                <text:list>
                  <text:list-item>
                    <text:p>Chain of Responsibility, Command, Interpreter, Iterator, Mediator, Memento, Observer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Blue_2f_White" draw:display-name="Blue/White" draw:style="linear" draw:start-color="#004586" draw:end-color="#ffffff" draw:start-intensity="100%" draw:end-intensity="100%" draw:angle="0" draw:border="0%"/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fill-image draw:name="background" xlink:href="Pictures/1000000000000400000003004B0627F2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opacity draw:name="Transparency_20_7" draw:display-name="Transparency 7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18pt" fo:font-style="normal" fo:text-shadow="none" style:text-underline-style="none" fo:font-weight="normal" style:letter-kerning="true" style:font-family-asian="'AR PL KaitiM Big5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WU_5f_Presentation-background" style:display-name="TWU_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TWU_5f_Presentation-backgroundobjects" style:display-name="TWU_Presentation-backgroundobjects" style:family="presentation">
      <style:graphic-properties draw:textarea-vertical-align="middle" fo:wrap-option="wrap" draw:shadow="hidden" draw:shadow-offset-x="0.3cm" draw:shadow-offset-y="0.3cm" draw:shadow-color="#808080"/>
      <style:paragraph-properties fo:text-align="center"/>
      <style:text-properties fo:color="#cccccc" fo:font-family="'Lucida Sans Unicode'" style:font-style-name="Bold" style:font-family-generic="swiss" fo:font-size="18pt" fo:font-weight="bold" style:letter-kerning="true"/>
    </style:style>
    <style:style style:name="TWU_5f_Presentation-notes" style:display-name="TWU_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Big5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U_5f_Presentation-outline1" style:display-name="TWU_Presentation-outline1" style:family="presentation">
      <style:graphic-properties draw:stroke="none" draw:fill="none" draw:auto-grow-height="false" draw:fit-to-size="shrink-to-fit" fo:wrap-option="wrap">
        <text:list-style style:name="TWU_5f_Presentation-outline1" style:display-name="TWU_Presentatio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47b8b8" fo:font-size="90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fo:color="#ffff00" fo:font-size="6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outline2" style:display-name="TWU_Presentation-outline2" style:family="presentation" style:parent-style-name="TWU_5f_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WU_5f_Presentation-outline3" style:display-name="TWU_Presentation-outline3" style:family="presentation" style:parent-style-name="TWU_5f_Presentation-outline2">
      <style:paragraph-properties fo:margin-top="0cm" fo:margin-bottom="0.3cm"/>
      <style:text-properties fo:font-size="26pt" style:font-size-asian="24pt" style:font-size-complex="24pt"/>
    </style:style>
    <style:style style:name="TWU_5f_Presentation-outline4" style:display-name="TWU_Presentation-outline4" style:family="presentation" style:parent-style-name="TWU_5f_Presentation-outline3">
      <style:paragraph-properties fo:margin-top="0cm" fo:margin-bottom="0.2cm"/>
      <style:text-properties fo:font-size="20pt" style:font-size-asian="20pt" style:font-size-complex="20pt"/>
    </style:style>
    <style:style style:name="TWU_5f_Presentation-outline5" style:display-name="TWU_Presentation-outline5" style:family="presentation" style:parent-style-name="TWU_5f_Presentation-outline4">
      <style:paragraph-properties fo:margin-top="0cm" fo:margin-bottom="0.1cm"/>
      <style:text-properties fo:font-size="20pt" style:font-size-asian="20pt" style:font-size-complex="20pt"/>
    </style:style>
    <style:style style:name="TWU_5f_Presentation-outline6" style:display-name="TWU_Presentation-outline6" style:family="presentation" style:parent-style-name="TWU_5f_Presentation-outline5">
      <style:paragraph-properties fo:margin-top="0cm" fo:margin-bottom="0.1cm"/>
      <style:text-properties fo:font-size="20pt" style:font-size-asian="20pt" style:font-size-complex="20pt"/>
    </style:style>
    <style:style style:name="TWU_5f_Presentation-outline7" style:display-name="TWU_Presentation-outline7" style:family="presentation" style:parent-style-name="TWU_5f_Presentation-outline6">
      <style:paragraph-properties fo:margin-top="0cm" fo:margin-bottom="0.1cm"/>
      <style:text-properties fo:font-size="20pt" style:font-size-asian="20pt" style:font-size-complex="20pt"/>
    </style:style>
    <style:style style:name="TWU_5f_Presentation-outline8" style:display-name="TWU_Presentation-outline8" style:family="presentation" style:parent-style-name="TWU_5f_Presentation-outline7">
      <style:paragraph-properties fo:margin-top="0cm" fo:margin-bottom="0.1cm"/>
      <style:text-properties fo:font-size="20pt" style:font-size-asian="20pt" style:font-size-complex="20pt"/>
    </style:style>
    <style:style style:name="TWU_5f_Presentation-outline9" style:display-name="TWU_Presentation-outline9" style:family="presentation" style:parent-style-name="TWU_5f_Presentation-outline8">
      <style:paragraph-properties fo:margin-top="0cm" fo:margin-bottom="0.1cm"/>
      <style:text-properties fo:font-size="20pt" style:font-size-asian="20pt" style:font-size-complex="20pt"/>
    </style:style>
    <style:style style:name="TWU_5f_Presentation-subtitle" style:display-name="TWU_Presentation-subtitle" style:family="presentation">
      <style:graphic-properties draw:stroke="none" draw:fill="none" draw:textarea-horizontal-align="left" draw:textarea-vertical-align="top">
        <text:list-style style:name="TWU_5f_Presentation-subtitle" style:display-name="TWU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title" style:display-name="TWU_Presentation-title" style:family="presentation">
      <style:graphic-properties draw:stroke="none" draw:fill="none" draw:textarea-horizontal-align="left" draw:textarea-vertical-align="bottom" draw:auto-grow-height="false" draw:fit-to-size="shrink-to-fit" fo:wrap-option="wrap">
        <text:list-style style:name="TWU_5f_Presentation-title" style:display-name="TWU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Big5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paragraph-properties fo:text-align="center">
        <style:tab-stops/>
      </style:paragraph-properties>
      <style:text-properties fo:color="#cccccc" fo:font-family="'Lucida Sans Unicode'" style:font-style-name="Bold" style:font-family-generic="swiss" fo:font-size="18pt" fo:font-weight="bold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GB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gr4" style:family="graphic" style:parent-style-name="standard">
      <style:graphic-properties draw:stroke="none" draw:fill="solid" draw:fill-color="#e6e6e6" draw:fill-gradient-name="Blue_2f_White" draw:opacity-name="Transparency_20_7" draw:textarea-horizontal-align="justify" draw:textarea-vertical-align="middle" draw:auto-grow-height="false"/>
    </style:style>
    <style:style style:name="Mpr1" style:family="presentation" style:parent-style-name="TWU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TWU_5f_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TWU_5f_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WU_5f_Presentation" style:display-name="TWU_Presentation" style:page-layout-name="PM1" draw:style-name="Mdp1">
      <office:forms form:automatic-focus="false" form:apply-design-mode="false"/>
      <draw:frame draw:name="Slide Title" presentation:style-name="TWU_5f_Presentation-title" draw:layer="backgroundobjects" svg:width="26cm" svg:height="2.163cm" svg:x="1cm" svg:y="0.337cm" presentation:class="title" presentation:placeholder="true">
        <draw:text-box/>
        <svg:title>Slide Title</svg:title>
      </draw:frame>
      <draw:frame draw:name="Outline Content" presentation:style-name="TWU_5f_Presentation-outline1" draw:layer="backgroundobjects" svg:width="26.5cm" svg:height="13.86cm" svg:x="1cm" svg:y="3.5cm" presentation:class="outline" presentation:placeholder="true">
        <draw:text-box/>
      </draw:frame>
      <draw:frame draw:name="Slide Date" presentation:style-name="Mpr1" draw:text-style-name="MP1" draw:layer="backgroundobjects" svg:width="5.023cm" svg:height="1cm" svg:x="20.1cm" svg:y="19.5cm" presentation:class="date-time">
        <draw:text-box>
          <text:p text:style-name="MP1"><text:span text:style-name="MT1"><presentation:date-time/></text:span></text:p>
        </draw:text-box>
      </draw:frame>
      <draw:frame draw:name="Slide Footer" presentation:style-name="Mpr1" draw:text-style-name="MP3" draw:layer="backgroundobjects" svg:width="14cm" svg:height="1cm" svg:x="5.5cm" svg:y="19.5cm" presentation:class="footer">
        <draw:text-box>
          <text:p text:style-name="MP3"><text:span text:style-name="MT1"><presentation:footer/></text:span></text:p>
        </draw:text-box>
      </draw:frame>
      <draw:frame draw:name="Slide Number" presentation:style-name="Mpr1" draw:text-style-name="MP2" draw:layer="backgroundobjects" svg:width="2cm" svg:height="1cm" svg:x="25.5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0.655cm" svg:x="0cm" svg:y="2.5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WU_5f_Presentation-title" draw:layer="backgroundobjects" svg:width="13.968cm" svg:height="10.476cm" svg:x="3.81cm" svg:y="2.123cm" presentation:class="page"/>
        <draw:frame presentation:style-name="TWU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6.663cm" svg:x="1.4cm" svg:y="0.837cm" presentation:class="title" presentation:placeholder="true">
        <draw:text-box/>
      </draw:frame>
      <draw:frame presentation:style-name="Title-outline1" draw:layer="backgroundobjects" svg:width="18.5cm" svg:height="13.86cm" svg:x="2.5cm" svg:y="9.5cm" presentation:class="outline" presentation:placeholder="true">
        <draw:text-box/>
      </draw:frame>
      <draw:frame presentation:style-name="Mpr4" draw:text-style-name="MP1" draw:layer="backgroundobjects" svg:width="3.5cm" svg:height="1cm" svg:x="21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6cm" svg:height="1cm" svg:x="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2.023cm" svg:height="1cm" svg:x="25.477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1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07T17:07:51</meta:creation-date>
    <meta:editing-duration>PT17H23M34S</meta:editing-duration>
    <meta:editing-cycles>33</meta:editing-cycles>
    <meta:generator>LibreOffice/3.3$Linux LibreOffice_project/330m19$Build-202</meta:generator>
    <dc:title>TWU Presentation Template</dc:title>
    <meta:initial-creator>Sean Ho</meta:initial-creator>
    <dc:date>2011-04-07T10:44:35</dc:date>
    <dc:creator>Sean Ho</dc:creator>
    <meta:document-statistic meta:object-count="192"/>
  </office:meta>
</office:document-meta>
</file>